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justify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ille utilisateur</text:p>
      <text:p text:style-name="P1"/>
      <text:p text:style-name="P2"><text:span text:style-name="Strong_20_Emphasis"><text:span text:style-name="T1">Profil de l'utilisateur</text:span></text:span></text:p>
      <text:p text:style-name="P3">Musicien·ne</text:p>
      <text:p text:style-name="P1"/>
      <text:p text:style-name="P1"><text:span text:style-name="Strong_20_Emphasis">Quels sont les principaux objectifs que doit atteindre ce projet ?</text:span></text:p>
      <text:p text:style-name="P1"><text:span text:style-name="Strong_20_Emphasis"><text:span text:style-name="T2">Avoir un document central de correspondance musiciens/œuvres, avoir une liste des morceaux joués par l'harmonie</text:span></text:span></text:p>
      <text:p text:style-name="P3"/>
      <text:p text:style-name="P1"><text:span text:style-name="Strong_20_Emphasis">Quelles sont les fonctionnalités essentielles que vous attendez de ce projet ?</text:span> </text:p>
      <text:p text:style-name="P1"><text:span text:style-name="Strong_20_Emphasis"><text:span text:style-name="T2">Pouvoir faire des requêtes simples : morceaux joués à un événement, les occurrences ou tendances d'un compositeur . Un retour sur la composition de l'orchestre en fonction de l'événement et sa répartition.</text:span></text:span></text:p>
      <text:p text:style-name="P3"/>
      <text:p text:style-name="P1"><text:span text:style-name="Strong_20_Emphasis">Quels sont les problèmes ou défis actuels que vous rencontrez et que ce projet devrait résoudre ?</text:span> </text:p>
      <text:p text:style-name="P1"><text:span text:style-name="Strong_20_Emphasis"><text:span text:style-name="T2">Aucune base documentaire actuelle diffusée</text:span></text:span></text:p>
      <text:p text:style-name="P3"/>
      <text:p text:style-name="P1"><text:span text:style-name="Strong_20_Emphasis">Quels sont les critères de succès pour ce projet ?</text:span> </text:p>
      <text:p text:style-name="P1"><text:span text:style-name="Strong_20_Emphasis"><text:span text:style-name="T2">Données complètes sur les 5 dernières années. Adhésion des utilisateurs primaires à l'outil.</text:span></text:span></text:p>
      <text:p text:style-name="P1"/>
      <text:p text:style-name="P1"><text:span text:style-name="Strong_20_Emphasis">Quels sont les besoins en termes de support et de documentation ?</text:span> </text:p>
      <text:p text:style-name="P1"><text:span text:style-name="Strong_20_Emphasis"><text:span text:style-name="T2">Documentation pour pérenniser le fonctionnement. Une séance de présentation et d'explication de l'outil pour les principaux utilisateurs, une notice pour les utilisateurs secondaires. Une possibilité de requête de support technique (~helpdesk).</text:span></text:span></text:p>
      <text:p text:style-name="P1"/>
      <text:p text:style-name="P7"><text:span text:style-name="Strong_20_Emphasis">Y a-t-il des contraintes spécifiques à prendre en compte (budget, délais, etc.) ?</text:span></text:p>
      <text:p text:style-name="P1"><text:span text:style-name="Strong_20_Emphasis"><text:span text:style-name="T2">Budget restreint, pas de délai contraignant mais attention à la charge de développement initiale.</text:span></text:span></text:p>
      <text:p text:style-name="P1"/>
      <text:p text:style-name="P1"><text:span text:style-name="Strong_20_Emphasis">Quels sont les besoins en termes d'accessibilité pour les utilisateurs ayant des handicaps ?</text:span></text:p>
      <text:p text:style-name="P1"><text:span text:style-name="Strong_20_Emphasis"><text:span text:style-name="T2">Simple et clair</text:span></text:span></text:p>
      <text:p text:style-name="P1"/>
      <text:p text:style-name="P5"><text:span text:style-name="Strong_20_Emphasis">Y a-t-il des exemples de produits ou services similaires que vous appréciez ou non ?</text:span><text:span text:style-name="T4"> </text:span></text:p>
      <text:p text:style-name="P1"><text:span text:style-name="Strong_20_Emphasis"><text:span text:style-name="T2">Pas particulièrement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3"/>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ie Parcollet</meta:initial-creator>
    <meta:creation-date>2025-02-28T16:11:50.86</meta:creation-date>
    <dc:date>2025-03-03T14:55:28.31</dc:date>
    <dc:creator>Stéphanie Parcollet</dc:creator>
    <meta:editing-duration>PT2M41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9" meta:word-count="225" meta:character-count="1496"/>
  </office:meta>
</office:document-meta>
</file>